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def8" officeooo:paragraph-rsid="000edef8"/>
    </style:style>
    <style:style style:name="P2" style:family="paragraph" style:parent-style-name="Standard">
      <style:text-properties officeooo:rsid="0010bea8" officeooo:paragraph-rsid="0010bea8"/>
    </style:style>
    <style:style style:name="P3" style:family="paragraph" style:parent-style-name="Standard">
      <style:text-properties officeooo:rsid="00126b18" officeooo:paragraph-rsid="00126b18"/>
    </style:style>
    <style:style style:name="P4" style:family="paragraph" style:parent-style-name="Preformatted_20_Text">
      <style:text-properties officeooo:rsid="00126b18" officeooo:paragraph-rsid="00126b18"/>
    </style:style>
    <style:style style:name="P5" style:family="paragraph" style:parent-style-name="Preformatted_20_Text">
      <style:paragraph-properties fo:margin-top="0in" fo:margin-bottom="0.1965in" loext:contextual-spacing="false"/>
    </style:style>
    <style:style style:name="P6" style:family="paragraph" style:parent-style-name="Preformatted_20_Text">
      <style:paragraph-properties fo:margin-top="0in" fo:margin-bottom="0.1965in" loext:contextual-spacing="false"/>
      <style:text-properties officeooo:rsid="00126b18" officeooo:paragraph-rsid="00126b18"/>
    </style:style>
    <style:style style:name="P7" style:family="paragraph" style:parent-style-name="Preformatted_20_Text">
      <style:paragraph-properties fo:margin-top="0in" fo:margin-bottom="0.1965in" loext:contextual-spacing="false"/>
      <style:text-properties officeooo:paragraph-rsid="00126b18"/>
    </style:style>
    <style:style style:name="P8" style:family="paragraph" style:parent-style-name="Preformatted_20_Text">
      <style:paragraph-properties fo:margin-top="0in" fo:margin-bottom="0.1965in" loext:contextual-spacing="false"/>
      <style:text-properties officeooo:rsid="0013d027" officeooo:paragraph-rsid="0013d027"/>
    </style:style>
    <style:style style:name="P9" style:family="paragraph" style:parent-style-name="Preformatted_20_Text">
      <style:paragraph-properties fo:margin-top="0in" fo:margin-bottom="0.1965in" loext:contextual-spacing="false"/>
      <style:text-properties officeooo:paragraph-rsid="0013d027"/>
    </style:style>
    <style:style style:name="P10" style:family="paragraph" style:parent-style-name="Preformatted_20_Text">
      <style:paragraph-properties fo:margin-top="0in" fo:margin-bottom="0.1965in" loext:contextual-spacing="false"/>
      <style:text-properties fo:font-size="14pt" officeooo:rsid="0013d027" officeooo:paragraph-rsid="0013d027" style:font-size-asian="12.25pt" style:font-size-complex="14pt"/>
    </style:style>
    <style:style style:name="P11" style:family="paragraph" style:parent-style-name="Preformatted_20_Text">
      <style:paragraph-properties fo:margin-top="0in" fo:margin-bottom="0.1965in" loext:contextual-spacing="false"/>
      <style:text-properties officeooo:rsid="0015b029" officeooo:paragraph-rsid="0015b029"/>
    </style:style>
    <style:style style:name="P12" style:family="paragraph" style:parent-style-name="Preformatted_20_Text">
      <style:paragraph-properties fo:margin-top="0in" fo:margin-bottom="0.1965in" loext:contextual-spacing="false"/>
      <style:text-properties officeooo:rsid="001603bd" officeooo:paragraph-rsid="001603bd"/>
    </style:style>
    <style:style style:name="P13" style:family="paragraph" style:parent-style-name="Preformatted_20_Text">
      <style:paragraph-properties fo:margin-top="0in" fo:margin-bottom="0.1965in" loext:contextual-spacing="false"/>
      <style:text-properties fo:font-size="15pt" officeooo:rsid="001603bd" officeooo:paragraph-rsid="001603bd" style:font-size-asian="15pt" style:font-size-complex="15pt"/>
    </style:style>
    <style:style style:name="P14" style:family="paragraph" style:parent-style-name="Preformatted_20_Text">
      <style:paragraph-properties fo:margin-top="0in" fo:margin-bottom="0.1965in" loext:contextual-spacing="false"/>
      <style:text-properties fo:font-size="15pt" officeooo:rsid="001603bd" officeooo:paragraph-rsid="001603bd" style:font-size-asian="13.1000003814697pt" style:font-size-complex="15pt"/>
    </style:style>
    <style:style style:name="P15" style:family="paragraph" style:parent-style-name="Preformatted_20_Text">
      <style:paragraph-properties fo:margin-top="0in" fo:margin-bottom="0.1965in" loext:contextual-spacing="false"/>
      <style:text-properties fo:font-size="15pt" officeooo:rsid="00172919" officeooo:paragraph-rsid="00172919" style:font-size-asian="13.1000003814697pt" style:font-size-complex="15pt"/>
    </style:style>
    <style:style style:name="P16" style:family="paragraph" style:parent-style-name="Preformatted_20_Text">
      <style:paragraph-properties fo:margin-top="0in" fo:margin-bottom="0.1965in" loext:contextual-spacing="false"/>
      <style:text-properties fo:font-size="15pt" officeooo:rsid="00198508" officeooo:paragraph-rsid="00198508" style:font-size-asian="13.1000003814697pt" style:font-size-complex="15pt"/>
    </style:style>
    <style:style style:name="P17" style:family="paragraph" style:parent-style-name="Preformatted_20_Text">
      <style:paragraph-properties fo:margin-left="0in" fo:margin-right="0in" fo:margin-top="0in" fo:margin-bottom="0in" loext:contextual-spacing="false" fo:text-indent="0in" style:auto-text-indent="false"/>
      <style:text-properties fo:font-size="15pt" officeooo:rsid="00172919" officeooo:paragraph-rsid="00172919" style:font-size-asian="13.1000003814697pt" style:font-size-complex="15pt" loext:padding="0in" loext:border="none"/>
    </style:style>
    <style:style style:name="P18" style:family="paragraph" style:parent-style-name="Preformatted_20_Text">
      <style:paragraph-properties fo:margin-left="0in" fo:margin-right="0in" fo:margin-top="0in" fo:margin-bottom="0in" loext:contextual-spacing="false" fo:text-indent="0in" style:auto-text-indent="false"/>
      <style:text-properties fo:font-size="15pt" officeooo:rsid="00179c9d" officeooo:paragraph-rsid="00179c9d" style:font-size-asian="13.1000003814697pt" style:font-size-complex="15pt" loext:padding="0in" loext:border="none"/>
    </style:style>
    <style:style style:name="T1" style:family="text">
      <style:text-properties officeooo:rsid="0010bea8"/>
    </style:style>
    <style:style style:name="T2" style:family="text">
      <style:text-properties officeooo:rsid="00126b18"/>
    </style:style>
    <style:style style:name="T3" style:family="text">
      <style:text-properties officeooo:rsid="0013d02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1 LSA</text:p>
      <text:p text:style-name="P1"/>
      <text:p text:style-name="P2">1.1</text:p>
      <text:p text:style-name="P1">Initial Code given :-</text:p>
      <text:p text:style-name="P1"/>
      <text:p text:style-name="P1">get_unigrams function splits the entire data into lines first and then by spaces and gets tokens.This returns a dictionary with the key as unigrams and value as count of the ungirams.</text:p>
      <text:p text:style-name="P1"/>
      <text:p text:style-name="P1">iunigrams-&gt;Input-word output output-&gt;index</text:p>
      <text:p text:style-name="P1">runigrams-&gt;input=index output→word</text:p>
      <text:p text:style-name="P1"/>
      <text:p text:style-name="P1">Top words are considered to be the features and part of the dimesionsal vector.In this the stop words are exclueded.The top 100 frequently occruing words are considered to be stop words.</text:p>
      <text:p text:style-name="P1">So dimensional vector is considered from 100:3100.</text:p>
      <text:p text:style-name="P1"/>
      <text:p text:style-name="P1">populate_cmatrix function:-</text:p>
      <text:p text:style-name="P1">This function populates each row(correspodning to a unigram) in the cmatrix with the elements of the feature words if they are present in the window size considered to both the left and right of the ungiram considered.</text:p>
      <text:p text:style-name="P1">Here first 5 window size is considered.</text:p>
      <text:p text:style-name="P1"/>
      <text:p text:style-name="P1">Then dimensional reduction is done for each row using svd and the feature space is reduced to 5 from 3000.</text:p>
      <text:p text:style-name="P1"/>
      <text:p text:style-name="P1">Then the distance between words is calcualted by doing spatial distances like cosine <text:span text:style-name="T1">distance.</text:span></text:p>
      <text:p text:style-name="P1"/>
      <text:p text:style-name="P2">1.2</text:p>
      <text:p text:style-name="P2"/>
      <text:p text:style-name="P3">Window size=5</text:p>
      <text:p text:style-name="P3"/>
      <text:p text:style-name="P3">a)for boy</text:p>
      <text:p text:style-name="P3">similar 11 words</text:p>
      <text:p text:style-name="P4">boy</text:p>
      <text:p text:style-name="Preformatted_20_Text">wood</text:p>
      <text:p text:style-name="Preformatted_20_Text">tenderly</text:p>
      <text:p text:style-name="Preformatted_20_Text">bonny</text:p>
      <text:p text:style-name="Preformatted_20_Text">kissed</text:p>
      <text:p text:style-name="Preformatted_20_Text">corn</text:p>
      <text:p text:style-name="Preformatted_20_Text">sought</text:p>
      <text:p text:style-name="Preformatted_20_Text">hang</text:p>
      <text:p text:style-name="Preformatted_20_Text">ower</text:p>
      <text:p text:style-name="Preformatted_20_Text">green</text:p>
      <text:p text:style-name="P5">dear</text:p>
      <text:p text:style-name="P4"/>
      <text:p text:style-name="P6"/>
      <text:p text:style-name="P6"/>
      <text:p text:style-name="P6"><text:soft-page-break/></text:p>
      <text:p text:style-name="P6"/>
      <text:p text:style-name="P6">b)for sunday</text:p>
      <text:p text:style-name="P9">sunday</text:p>
      <text:p text:style-name="Preformatted_20_Text">morning</text:p>
      <text:p text:style-name="Preformatted_20_Text">11th</text:p>
      <text:p text:style-name="Preformatted_20_Text">trinity</text:p>
      <text:p text:style-name="Preformatted_20_Text">pentecost</text:p>
      <text:p text:style-name="Preformatted_20_Text">readings</text:p>
      <text:p text:style-name="Preformatted_20_Text">26-27</text:p>
      <text:p text:style-name="Preformatted_20_Text">4b-15</text:p>
      <text:p text:style-name="Preformatted_20_Text">22-27</text:p>
      <text:p text:style-name="Preformatted_20_Text">warrick</text:p>
      <text:p text:style-name="P5">ezekiel</text:p>
      <text:p text:style-name="P9"/>
      <text:p text:style-name="P6">c)For eat</text:p>
      <text:p text:style-name="P9">eat</text:p>
      <text:p text:style-name="Preformatted_20_Text">!</text:p>
      <text:p text:style-name="Preformatted_20_Text">lot</text:p>
      <text:p text:style-name="Preformatted_20_Text">just</text:p>
      <text:p text:style-name="Preformatted_20_Text">did</text:p>
      <text:p text:style-name="Preformatted_20_Text">bit</text:p>
      <text:p text:style-name="Preformatted_20_Text">think</text:p>
      <text:p text:style-name="Preformatted_20_Text">try</text:p>
      <text:p text:style-name="Preformatted_20_Text">'re</text:p>
      <text:p text:style-name="Preformatted_20_Text">thing</text:p>
      <text:p text:style-name="P5">again</text:p>
      <text:p text:style-name="P9"/>
      <text:p text:style-name="P7"><text:span text:style-name="T2">d)for </text:span>good</text:p>
      <text:p text:style-name="P9">good</text:p>
      <text:p text:style-name="Preformatted_20_Text">but</text:p>
      <text:p text:style-name="Preformatted_20_Text">very</text:p>
      <text:p text:style-name="Preformatted_20_Text">it</text:p>
      <text:p text:style-name="Preformatted_20_Text">way</text:p>
      <text:p text:style-name="Preformatted_20_Text">them</text:p>
      <text:p text:style-name="Preformatted_20_Text">!</text:p>
      <text:p text:style-name="Preformatted_20_Text">they</text:p>
      <text:p text:style-name="Preformatted_20_Text">again</text:p>
      <text:p text:style-name="Preformatted_20_Text">well</text:p>
      <text:p text:style-name="P5">yet</text:p>
      <text:p text:style-name="P9"/>
      <text:p text:style-name="P6"/>
      <text:p text:style-name="P6"><text:soft-page-break/></text:p>
      <text:p text:style-name="P6"/>
      <text:p text:style-name="P6"/>
      <text:p text:style-name="P6"/>
      <text:p text:style-name="P6">e)for slowly</text:p>
      <text:p text:style-name="P9">slowly</text:p>
      <text:p text:style-name="Preformatted_20_Text">fit</text:p>
      <text:p text:style-name="Preformatted_20_Text">fact</text:p>
      <text:p text:style-name="Preformatted_20_Text">take</text:p>
      <text:p text:style-name="Preformatted_20_Text">people</text:p>
      <text:p text:style-name="Preformatted_20_Text">real</text:p>
      <text:p text:style-name="Preformatted_20_Text">?</text:p>
      <text:p text:style-name="Preformatted_20_Text">try</text:p>
      <text:p text:style-name="Preformatted_20_Text">feeling</text:p>
      <text:p text:style-name="Preformatted_20_Text">watching</text:p>
      <text:p text:style-name="P5">enough</text:p>
      <text:p text:style-name="P9"/>
      <text:p text:style-name="P6">f) for 100</text:p>
      <text:p text:style-name="P9">100</text:p>
      <text:p text:style-name="Preformatted_20_Text">=</text:p>
      <text:p text:style-name="Preformatted_20_Text">measurements</text:p>
      <text:p text:style-name="Preformatted_20_Text">centimetre</text:p>
      <text:p text:style-name="Preformatted_20_Text">metric</text:p>
      <text:p text:style-name="Preformatted_20_Text">centimetres</text:p>
      <text:p text:style-name="Preformatted_20_Text">millimetres</text:p>
      <text:p text:style-name="Preformatted_20_Text">decimetres</text:p>
      <text:p text:style-name="Preformatted_20_Text">decimeter</text:p>
      <text:p text:style-name="Preformatted_20_Text">decametre</text:p>
      <text:p text:style-name="P5">sq.</text:p>
      <text:p text:style-name="P9"><text:line-break/></text:p>
      <text:p text:style-name="P10">Windows size=2</text:p>
      <text:p text:style-name="P8">a)for boy</text:p>
      <text:p text:style-name="P9">boy</text:p>
      <text:p text:style-name="Preformatted_20_Text">wood</text:p>
      <text:p text:style-name="Preformatted_20_Text">tenderly</text:p>
      <text:p text:style-name="Preformatted_20_Text">kissed</text:p>
      <text:p text:style-name="Preformatted_20_Text">bonny</text:p>
      <text:p text:style-name="Preformatted_20_Text">corn</text:p>
      <text:p text:style-name="Preformatted_20_Text">hang</text:p>
      <text:p text:style-name="Preformatted_20_Text"><text:soft-page-break/>sought</text:p>
      <text:p text:style-name="Preformatted_20_Text">ower</text:p>
      <text:p text:style-name="Preformatted_20_Text">green</text:p>
      <text:p text:style-name="P5">dear</text:p>
      <text:p text:style-name="P9"/>
      <text:p text:style-name="P9"/>
      <text:p text:style-name="P8"/>
      <text:p text:style-name="P8"/>
      <text:p text:style-name="P8">b)for sunday</text:p>
      <text:p text:style-name="P9">sunday</text:p>
      <text:p text:style-name="Preformatted_20_Text">morning</text:p>
      <text:p text:style-name="Preformatted_20_Text">11th</text:p>
      <text:p text:style-name="Preformatted_20_Text">trinity</text:p>
      <text:p text:style-name="Preformatted_20_Text">pentecost</text:p>
      <text:p text:style-name="Preformatted_20_Text">readings</text:p>
      <text:p text:style-name="Preformatted_20_Text">26-27</text:p>
      <text:p text:style-name="Preformatted_20_Text">4b-15</text:p>
      <text:p text:style-name="Preformatted_20_Text">22-27</text:p>
      <text:p text:style-name="Preformatted_20_Text">warrick</text:p>
      <text:p text:style-name="P5">ezekiel</text:p>
      <text:p text:style-name="P9"/>
      <text:p text:style-name="P9"/>
      <text:p text:style-name="P8">c)for eat</text:p>
      <text:p text:style-name="P9">eat</text:p>
      <text:p text:style-name="Preformatted_20_Text">!</text:p>
      <text:p text:style-name="Preformatted_20_Text">lot</text:p>
      <text:p text:style-name="Preformatted_20_Text">did</text:p>
      <text:p text:style-name="Preformatted_20_Text">just</text:p>
      <text:p text:style-name="Preformatted_20_Text">bit</text:p>
      <text:p text:style-name="Preformatted_20_Text">think</text:p>
      <text:p text:style-name="Preformatted_20_Text">thing</text:p>
      <text:p text:style-name="Preformatted_20_Text">'re</text:p>
      <text:p text:style-name="Preformatted_20_Text">try</text:p>
      <text:p text:style-name="P5">fun</text:p>
      <text:p text:style-name="P9"/>
      <text:p text:style-name="P8">d)for good</text:p>
      <text:p text:style-name="P9"><text:span text:style-name="T3">g</text:span>good</text:p>
      <text:p text:style-name="Preformatted_20_Text">but</text:p>
      <text:p text:style-name="Preformatted_20_Text">very</text:p>
      <text:p text:style-name="Preformatted_20_Text"><text:soft-page-break/>it</text:p>
      <text:p text:style-name="Preformatted_20_Text">way</text:p>
      <text:p text:style-name="Preformatted_20_Text">them</text:p>
      <text:p text:style-name="Preformatted_20_Text">!</text:p>
      <text:p text:style-name="Preformatted_20_Text">again</text:p>
      <text:p text:style-name="Preformatted_20_Text">they</text:p>
      <text:p text:style-name="Preformatted_20_Text">yet</text:p>
      <text:p text:style-name="P5">well</text:p>
      <text:p text:style-name="P8">e)for slowly</text:p>
      <text:p text:style-name="P9">slowly</text:p>
      <text:p text:style-name="Preformatted_20_Text">fit</text:p>
      <text:p text:style-name="Preformatted_20_Text">fact</text:p>
      <text:p text:style-name="Preformatted_20_Text">people</text:p>
      <text:p text:style-name="Preformatted_20_Text">real</text:p>
      <text:p text:style-name="Preformatted_20_Text">take</text:p>
      <text:p text:style-name="Preformatted_20_Text">?</text:p>
      <text:p text:style-name="Preformatted_20_Text">feeling</text:p>
      <text:p text:style-name="Preformatted_20_Text">try</text:p>
      <text:p text:style-name="Preformatted_20_Text">properly</text:p>
      <text:p text:style-name="P5">watching</text:p>
      <text:p text:style-name="P9"/>
      <text:p text:style-name="P8">f) for 100</text:p>
      <text:p text:style-name="P8">100</text:p>
      <text:p text:style-name="Preformatted_20_Text">100</text:p>
      <text:p text:style-name="Preformatted_20_Text">=</text:p>
      <text:p text:style-name="Preformatted_20_Text">measurements</text:p>
      <text:p text:style-name="Preformatted_20_Text">centimetre</text:p>
      <text:p text:style-name="Preformatted_20_Text">metric</text:p>
      <text:p text:style-name="Preformatted_20_Text">centimetres</text:p>
      <text:p text:style-name="Preformatted_20_Text">millimetres</text:p>
      <text:p text:style-name="Preformatted_20_Text">decimetres</text:p>
      <text:p text:style-name="Preformatted_20_Text">decimeter</text:p>
      <text:p text:style-name="Preformatted_20_Text">decametre</text:p>
      <text:p text:style-name="P5">sq.</text:p>
      <text:p text:style-name="Preformatted_20_Text"/>
      <text:p text:style-name="P10">Windows size=10</text:p>
      <text:p text:style-name="P8"><text:s/>a) for boy</text:p>
      <text:p text:style-name="P8">boy</text:p>
      <text:p text:style-name="Preformatted_20_Text">wood</text:p>
      <text:p text:style-name="Preformatted_20_Text">bonny</text:p>
      <text:p text:style-name="Preformatted_20_Text">sought</text:p>
      <text:p text:style-name="Preformatted_20_Text">tenderly</text:p>
      <text:p text:style-name="Preformatted_20_Text">kissed</text:p>
      <text:p text:style-name="Preformatted_20_Text">hang</text:p>
      <text:p text:style-name="Preformatted_20_Text">corn</text:p>
      <text:p text:style-name="Preformatted_20_Text"><text:soft-page-break/>dear</text:p>
      <text:p text:style-name="Preformatted_20_Text">dream</text:p>
      <text:p text:style-name="P5">green</text:p>
      <text:p text:style-name="P8"/>
      <text:p text:style-name="P8"/>
      <text:p text:style-name="P8"/>
      <text:p text:style-name="P8"/>
      <text:p text:style-name="P8">b)for sunday</text:p>
      <text:p text:style-name="P8">sunday</text:p>
      <text:p text:style-name="Preformatted_20_Text">morning</text:p>
      <text:p text:style-name="Preformatted_20_Text">11th</text:p>
      <text:p text:style-name="Preformatted_20_Text">trinity</text:p>
      <text:p text:style-name="Preformatted_20_Text">pentecost</text:p>
      <text:p text:style-name="Preformatted_20_Text">readings</text:p>
      <text:p text:style-name="Preformatted_20_Text">26-27</text:p>
      <text:p text:style-name="Preformatted_20_Text">4b-15</text:p>
      <text:p text:style-name="Preformatted_20_Text">warrick</text:p>
      <text:p text:style-name="Preformatted_20_Text">22-27</text:p>
      <text:p text:style-name="P5">ezekiel</text:p>
      <text:p text:style-name="P8">c)for eat</text:p>
      <text:p text:style-name="P8">eat</text:p>
      <text:p text:style-name="Preformatted_20_Text">!</text:p>
      <text:p text:style-name="Preformatted_20_Text">lot</text:p>
      <text:p text:style-name="Preformatted_20_Text">just</text:p>
      <text:p text:style-name="Preformatted_20_Text">did</text:p>
      <text:p text:style-name="Preformatted_20_Text">bit</text:p>
      <text:p text:style-name="Preformatted_20_Text">think</text:p>
      <text:p text:style-name="Preformatted_20_Text">fun</text:p>
      <text:p text:style-name="Preformatted_20_Text">'re</text:p>
      <text:p text:style-name="Preformatted_20_Text">try</text:p>
      <text:p text:style-name="P5">thing</text:p>
      <text:p text:style-name="P8">d)for good</text:p>
      <text:p text:style-name="P8">good</text:p>
      <text:p text:style-name="Preformatted_20_Text">but</text:p>
      <text:p text:style-name="Preformatted_20_Text">very</text:p>
      <text:p text:style-name="Preformatted_20_Text">it</text:p>
      <text:p text:style-name="Preformatted_20_Text">way</text:p>
      <text:p text:style-name="Preformatted_20_Text">them</text:p>
      <text:p text:style-name="Preformatted_20_Text">!</text:p>
      <text:p text:style-name="Preformatted_20_Text">again</text:p>
      <text:p text:style-name="Preformatted_20_Text">well</text:p>
      <text:p text:style-name="Preformatted_20_Text">yet</text:p>
      <text:p text:style-name="P5">they</text:p>
      <text:p text:style-name="P8"><text:soft-page-break/></text:p>
      <text:p text:style-name="P8"/>
      <text:p text:style-name="P8"/>
      <text:p text:style-name="P8"/>
      <text:p text:style-name="P8"/>
      <text:p text:style-name="P8">e)for slowly</text:p>
      <text:p text:style-name="P8">slowly</text:p>
      <text:p text:style-name="Preformatted_20_Text">fit</text:p>
      <text:p text:style-name="Preformatted_20_Text">fact</text:p>
      <text:p text:style-name="Preformatted_20_Text">people</text:p>
      <text:p text:style-name="Preformatted_20_Text">real</text:p>
      <text:p text:style-name="Preformatted_20_Text">take</text:p>
      <text:p text:style-name="Preformatted_20_Text">feeling</text:p>
      <text:p text:style-name="Preformatted_20_Text">?</text:p>
      <text:p text:style-name="Preformatted_20_Text">try</text:p>
      <text:p text:style-name="Preformatted_20_Text">enough</text:p>
      <text:p text:style-name="P5">properly</text:p>
      <text:p text:style-name="P8"/>
      <text:p text:style-name="P8">f)for 100</text:p>
      <text:p text:style-name="P8">100</text:p>
      <text:p text:style-name="Preformatted_20_Text">=</text:p>
      <text:p text:style-name="Preformatted_20_Text">measurements</text:p>
      <text:p text:style-name="Preformatted_20_Text">centimetre</text:p>
      <text:p text:style-name="Preformatted_20_Text">metric</text:p>
      <text:p text:style-name="Preformatted_20_Text">centimetres</text:p>
      <text:p text:style-name="Preformatted_20_Text">millimetres</text:p>
      <text:p text:style-name="Preformatted_20_Text">decimetres</text:p>
      <text:p text:style-name="Preformatted_20_Text">decimeter</text:p>
      <text:p text:style-name="Preformatted_20_Text">decametre</text:p>
      <text:p text:style-name="P5">sq.</text:p>
      <text:p text:style-name="P8"/>
      <text:p text:style-name="P11">1.2.2</text:p>
      <text:p text:style-name="P15">For SVD=100 and considering total dimension size to be 3000 and for left window updates given only for 0:1500 in dimensions and for right window updates givenn only for 1500:3000</text:p>
      <text:p text:style-name="P15">Window size=5</text:p>
      <text:p text:style-name="P15"><text:soft-page-break/>boy</text:p>
      <text:p text:style-name="Preformatted_20_Text">wood</text:p>
      <text:p text:style-name="Preformatted_20_Text">tenderly</text:p>
      <text:p text:style-name="Preformatted_20_Text">kissed</text:p>
      <text:p text:style-name="Preformatted_20_Text">bonny</text:p>
      <text:p text:style-name="Preformatted_20_Text">corn</text:p>
      <text:p text:style-name="Preformatted_20_Text">ower</text:p>
      <text:p text:style-name="Preformatted_20_Text">hang</text:p>
      <text:p text:style-name="Preformatted_20_Text">sought</text:p>
      <text:p text:style-name="Preformatted_20_Text">green</text:p>
      <text:p text:style-name="Preformatted_20_Text">dear</text:p>
      <text:p text:style-name="Preformatted_20_Text"/>
      <text:p text:style-name="Preformatted_20_Text"/>
      <text:p text:style-name="Preformatted_20_Text"/>
      <text:p text:style-name="Preformatted_20_Text">Forsunday</text:p>
      <text:p text:style-name="Preformatted_20_Text">sunday</text:p>
      <text:p text:style-name="Preformatted_20_Text">morning</text:p>
      <text:p text:style-name="Preformatted_20_Text">11th</text:p>
      <text:p text:style-name="Preformatted_20_Text">trinity</text:p>
      <text:p text:style-name="Preformatted_20_Text">pentecost</text:p>
      <text:p text:style-name="Preformatted_20_Text">readings</text:p>
      <text:p text:style-name="Preformatted_20_Text">26-27</text:p>
      <text:p text:style-name="Preformatted_20_Text">4b-15</text:p>
      <text:p text:style-name="Preformatted_20_Text">22-27</text:p>
      <text:p text:style-name="Preformatted_20_Text">warrick</text:p>
      <text:p text:style-name="Preformatted_20_Text">ezekiel</text:p>
      <text:p text:style-name="Preformatted_20_Text"/>
      <text:p text:style-name="Preformatted_20_Text"/>
      <text:p text:style-name="Preformatted_20_Text"/>
      <text:p text:style-name="Preformatted_20_Text">Foreat</text:p>
      <text:p text:style-name="Preformatted_20_Text">eat</text:p>
      <text:p text:style-name="Preformatted_20_Text">!</text:p>
      <text:p text:style-name="Preformatted_20_Text">lot</text:p>
      <text:p text:style-name="Preformatted_20_Text">did</text:p>
      <text:p text:style-name="Preformatted_20_Text">just</text:p>
      <text:p text:style-name="Preformatted_20_Text">think</text:p>
      <text:p text:style-name="Preformatted_20_Text">bit</text:p>
      <text:p text:style-name="Preformatted_20_Text">try</text:p>
      <text:p text:style-name="Preformatted_20_Text">thing</text:p>
      <text:p text:style-name="Preformatted_20_Text">'re</text:p>
      <text:p text:style-name="Preformatted_20_Text">again</text:p>
      <text:p text:style-name="Preformatted_20_Text"/>
      <text:p text:style-name="Preformatted_20_Text"/>
      <text:p text:style-name="Preformatted_20_Text"/>
      <text:p text:style-name="Preformatted_20_Text">Forgood</text:p>
      <text:p text:style-name="Preformatted_20_Text">good</text:p>
      <text:p text:style-name="Preformatted_20_Text">but</text:p>
      <text:p text:style-name="Preformatted_20_Text">very</text:p>
      <text:p text:style-name="Preformatted_20_Text">it</text:p>
      <text:p text:style-name="Preformatted_20_Text">way</text:p>
      <text:p text:style-name="Preformatted_20_Text">them</text:p>
      <text:p text:style-name="Preformatted_20_Text">they</text:p>
      <text:p text:style-name="Preformatted_20_Text">!</text:p>
      <text:p text:style-name="Preformatted_20_Text">again</text:p>
      <text:p text:style-name="Preformatted_20_Text">yet</text:p>
      <text:p text:style-name="Preformatted_20_Text">well</text:p>
      <text:p text:style-name="Preformatted_20_Text"/>
      <text:p text:style-name="Preformatted_20_Text"/>
      <text:p text:style-name="Preformatted_20_Text"><text:soft-page-break/></text:p>
      <text:p text:style-name="Preformatted_20_Text">Forslowly</text:p>
      <text:p text:style-name="Preformatted_20_Text">slowly</text:p>
      <text:p text:style-name="Preformatted_20_Text">fit</text:p>
      <text:p text:style-name="Preformatted_20_Text">fact</text:p>
      <text:p text:style-name="Preformatted_20_Text">?</text:p>
      <text:p text:style-name="Preformatted_20_Text">take</text:p>
      <text:p text:style-name="Preformatted_20_Text">real</text:p>
      <text:p text:style-name="Preformatted_20_Text">people</text:p>
      <text:p text:style-name="Preformatted_20_Text">try</text:p>
      <text:p text:style-name="Preformatted_20_Text">watching</text:p>
      <text:p text:style-name="Preformatted_20_Text">feeling</text:p>
      <text:p text:style-name="Preformatted_20_Text">enough</text:p>
      <text:p text:style-name="Preformatted_20_Text"/>
      <text:p text:style-name="Preformatted_20_Text"/>
      <text:p text:style-name="Preformatted_20_Text"/>
      <text:p text:style-name="Preformatted_20_Text">For100</text:p>
      <text:p text:style-name="Preformatted_20_Text">100</text:p>
      <text:p text:style-name="Preformatted_20_Text">=</text:p>
      <text:p text:style-name="Preformatted_20_Text">measurements</text:p>
      <text:p text:style-name="Preformatted_20_Text">centimetre</text:p>
      <text:p text:style-name="Preformatted_20_Text">metric</text:p>
      <text:p text:style-name="Preformatted_20_Text">centimetres</text:p>
      <text:p text:style-name="Preformatted_20_Text">millimetres</text:p>
      <text:p text:style-name="Preformatted_20_Text">decimetres</text:p>
      <text:p text:style-name="Preformatted_20_Text">decimeter</text:p>
      <text:p text:style-name="Preformatted_20_Text">decametre</text:p>
      <text:p text:style-name="Preformatted_20_Text">sq.</text:p>
      <text:p text:style-name="Preformatted_20_Text"/>
      <text:p text:style-name="Preformatted_20_Text"/>
      <text:p text:style-name="P5"/>
      <text:p text:style-name="P17">For window size=2</text:p>
      <text:p text:style-name="P17"/>
      <text:p text:style-name="P17">boy</text:p>
      <text:p text:style-name="Preformatted_20_Text">wood</text:p>
      <text:p text:style-name="Preformatted_20_Text">tenderly</text:p>
      <text:p text:style-name="Preformatted_20_Text">kissed</text:p>
      <text:p text:style-name="Preformatted_20_Text">bonny</text:p>
      <text:p text:style-name="Preformatted_20_Text">corn</text:p>
      <text:p text:style-name="Preformatted_20_Text">ower</text:p>
      <text:p text:style-name="Preformatted_20_Text">hang</text:p>
      <text:p text:style-name="Preformatted_20_Text">sought</text:p>
      <text:p text:style-name="Preformatted_20_Text">green</text:p>
      <text:p text:style-name="Preformatted_20_Text">dear</text:p>
      <text:p text:style-name="Preformatted_20_Text"/>
      <text:p text:style-name="Preformatted_20_Text"/>
      <text:p text:style-name="Preformatted_20_Text"/>
      <text:p text:style-name="Preformatted_20_Text">Forsunday</text:p>
      <text:p text:style-name="Preformatted_20_Text">sunday</text:p>
      <text:p text:style-name="Preformatted_20_Text">morning</text:p>
      <text:p text:style-name="Preformatted_20_Text">11th</text:p>
      <text:p text:style-name="Preformatted_20_Text">trinity</text:p>
      <text:p text:style-name="Preformatted_20_Text">pentecost</text:p>
      <text:p text:style-name="Preformatted_20_Text">readings</text:p>
      <text:p text:style-name="Preformatted_20_Text">26-27</text:p>
      <text:p text:style-name="Preformatted_20_Text">4b-15</text:p>
      <text:p text:style-name="Preformatted_20_Text">22-27</text:p>
      <text:p text:style-name="Preformatted_20_Text"><text:soft-page-break/>warrick</text:p>
      <text:p text:style-name="Preformatted_20_Text">ezekiel</text:p>
      <text:p text:style-name="Preformatted_20_Text"/>
      <text:p text:style-name="Preformatted_20_Text"/>
      <text:p text:style-name="Preformatted_20_Text"/>
      <text:p text:style-name="Preformatted_20_Text">Foreat</text:p>
      <text:p text:style-name="Preformatted_20_Text">eat</text:p>
      <text:p text:style-name="Preformatted_20_Text">!</text:p>
      <text:p text:style-name="Preformatted_20_Text">lot</text:p>
      <text:p text:style-name="Preformatted_20_Text">did</text:p>
      <text:p text:style-name="Preformatted_20_Text">just</text:p>
      <text:p text:style-name="Preformatted_20_Text">think</text:p>
      <text:p text:style-name="Preformatted_20_Text">bit</text:p>
      <text:p text:style-name="Preformatted_20_Text">try</text:p>
      <text:p text:style-name="Preformatted_20_Text">thing</text:p>
      <text:p text:style-name="Preformatted_20_Text">'re</text:p>
      <text:p text:style-name="Preformatted_20_Text">again</text:p>
      <text:p text:style-name="Preformatted_20_Text"/>
      <text:p text:style-name="Preformatted_20_Text"/>
      <text:p text:style-name="Preformatted_20_Text"/>
      <text:p text:style-name="Preformatted_20_Text">Forgood</text:p>
      <text:p text:style-name="Preformatted_20_Text">good</text:p>
      <text:p text:style-name="Preformatted_20_Text">but</text:p>
      <text:p text:style-name="Preformatted_20_Text">very</text:p>
      <text:p text:style-name="Preformatted_20_Text">it</text:p>
      <text:p text:style-name="Preformatted_20_Text">way</text:p>
      <text:p text:style-name="Preformatted_20_Text">them</text:p>
      <text:p text:style-name="Preformatted_20_Text">they</text:p>
      <text:p text:style-name="Preformatted_20_Text">!</text:p>
      <text:p text:style-name="Preformatted_20_Text">again</text:p>
      <text:p text:style-name="Preformatted_20_Text">yet</text:p>
      <text:p text:style-name="Preformatted_20_Text">well</text:p>
      <text:p text:style-name="Preformatted_20_Text"/>
      <text:p text:style-name="Preformatted_20_Text"/>
      <text:p text:style-name="Preformatted_20_Text"/>
      <text:p text:style-name="Preformatted_20_Text">Forslowly</text:p>
      <text:p text:style-name="Preformatted_20_Text">slowly</text:p>
      <text:p text:style-name="Preformatted_20_Text">fit</text:p>
      <text:p text:style-name="Preformatted_20_Text">fact</text:p>
      <text:p text:style-name="Preformatted_20_Text">?</text:p>
      <text:p text:style-name="Preformatted_20_Text">take</text:p>
      <text:p text:style-name="Preformatted_20_Text">real</text:p>
      <text:p text:style-name="Preformatted_20_Text">people</text:p>
      <text:p text:style-name="Preformatted_20_Text">try</text:p>
      <text:p text:style-name="Preformatted_20_Text">watching</text:p>
      <text:p text:style-name="Preformatted_20_Text">feeling</text:p>
      <text:p text:style-name="Preformatted_20_Text">enough</text:p>
      <text:p text:style-name="Preformatted_20_Text"/>
      <text:p text:style-name="Preformatted_20_Text"/>
      <text:p text:style-name="Preformatted_20_Text"/>
      <text:p text:style-name="Preformatted_20_Text">For100</text:p>
      <text:p text:style-name="Preformatted_20_Text">100</text:p>
      <text:p text:style-name="Preformatted_20_Text">=</text:p>
      <text:p text:style-name="Preformatted_20_Text">measurements</text:p>
      <text:p text:style-name="Preformatted_20_Text">centimetre</text:p>
      <text:p text:style-name="Preformatted_20_Text">metric</text:p>
      <text:p text:style-name="Preformatted_20_Text">centimetres</text:p>
      <text:p text:style-name="Preformatted_20_Text">millimetres</text:p>
      <text:p text:style-name="Preformatted_20_Text">decimetres</text:p>
      <text:p text:style-name="Preformatted_20_Text"><text:soft-page-break/>decimeter</text:p>
      <text:p text:style-name="Preformatted_20_Text">decametre</text:p>
      <text:p text:style-name="P5">sq.</text:p>
      <text:p text:style-name="P17"/>
      <text:p text:style-name="P17">1.2.3</text:p>
      <text:p text:style-name="P17"/>
      <text:p text:style-name="P18">For window size =5 and considering the dimensions to be just verbs.</text:p>
      <text:p text:style-name="P18"/>
      <text:p text:style-name="P18">boy</text:p>
      <text:p text:style-name="Preformatted_20_Text">hang</text:p>
      <text:p text:style-name="Preformatted_20_Text">sought</text:p>
      <text:p text:style-name="Preformatted_20_Text">daughter</text:p>
      <text:p text:style-name="Preformatted_20_Text">wood</text:p>
      <text:p text:style-name="Preformatted_20_Text">tenderly</text:p>
      <text:p text:style-name="Preformatted_20_Text">bonny</text:p>
      <text:p text:style-name="Preformatted_20_Text">hood</text:p>
      <text:p text:style-name="Preformatted_20_Text">saw</text:p>
      <text:p text:style-name="Preformatted_20_Text">fore</text:p>
      <text:p text:style-name="Preformatted_20_Text">robin</text:p>
      <text:p text:style-name="Preformatted_20_Text"/>
      <text:p text:style-name="Preformatted_20_Text"/>
      <text:p text:style-name="Preformatted_20_Text"/>
      <text:p text:style-name="Preformatted_20_Text">Forsunday</text:p>
      <text:p text:style-name="Preformatted_20_Text">sunday</text:p>
      <text:p text:style-name="Preformatted_20_Text">june</text:p>
      <text:p text:style-name="Preformatted_20_Text">big</text:p>
      <text:p text:style-name="Preformatted_20_Text">months</text:p>
      <text:p text:style-name="Preformatted_20_Text">old</text:p>
      <text:p text:style-name="Preformatted_20_Text">read</text:p>
      <text:p text:style-name="Preformatted_20_Text">event</text:p>
      <text:p text:style-name="Preformatted_20_Text">see</text:p>
      <text:p text:style-name="Preformatted_20_Text">about</text:p>
      <text:p text:style-name="Preformatted_20_Text">'s</text:p>
      <text:p text:style-name="Preformatted_20_Text">lord</text:p>
      <text:p text:style-name="Preformatted_20_Text"/>
      <text:p text:style-name="Preformatted_20_Text"/>
      <text:p text:style-name="Preformatted_20_Text"/>
      <text:p text:style-name="Preformatted_20_Text">Foreat</text:p>
      <text:p text:style-name="Preformatted_20_Text">eat</text:p>
      <text:p text:style-name="Preformatted_20_Text">talk</text:p>
      <text:p text:style-name="Preformatted_20_Text">see</text:p>
      <text:p text:style-name="Preformatted_20_Text">waiting</text:p>
      <text:p text:style-name="Preformatted_20_Text">try</text:p>
      <text:p text:style-name="Preformatted_20_Text">said</text:p>
      <text:p text:style-name="Preformatted_20_Text">sometimes</text:p>
      <text:p text:style-name="Preformatted_20_Text">says</text:p>
      <text:p text:style-name="Preformatted_20_Text">memory</text:p>
      <text:p text:style-name="Preformatted_20_Text">like</text:p>
      <text:p text:style-name="Preformatted_20_Text">band</text:p>
      <text:p text:style-name="Preformatted_20_Text"/>
      <text:p text:style-name="Preformatted_20_Text"/>
      <text:p text:style-name="Preformatted_20_Text"/>
      <text:p text:style-name="Preformatted_20_Text">Forgood</text:p>
      <text:p text:style-name="Preformatted_20_Text">good</text:p>
      <text:p text:style-name="Preformatted_20_Text"><text:soft-page-break/>but</text:p>
      <text:p text:style-name="Preformatted_20_Text">it</text:p>
      <text:p text:style-name="Preformatted_20_Text">while</text:p>
      <text:p text:style-name="Preformatted_20_Text">very</text:p>
      <text:p text:style-name="Preformatted_20_Text">so</text:p>
      <text:p text:style-name="Preformatted_20_Text">that</text:p>
      <text:p text:style-name="Preformatted_20_Text">too</text:p>
      <text:p text:style-name="Preformatted_20_Text">even</text:p>
      <text:p text:style-name="Preformatted_20_Text">something</text:p>
      <text:p text:style-name="Preformatted_20_Text">one</text:p>
      <text:p text:style-name="Preformatted_20_Text"/>
      <text:p text:style-name="Preformatted_20_Text"/>
      <text:p text:style-name="Preformatted_20_Text"/>
      <text:p text:style-name="Preformatted_20_Text">Forslowly</text:p>
      <text:p text:style-name="Preformatted_20_Text">slowly</text:p>
      <text:p text:style-name="Preformatted_20_Text">21st</text:p>
      <text:p text:style-name="Preformatted_20_Text">radiator</text:p>
      <text:p text:style-name="Preformatted_20_Text">inaccurate</text:p>
      <text:p text:style-name="Preformatted_20_Text">capitalism</text:p>
      <text:p text:style-name="Preformatted_20_Text">captain</text:p>
      <text:p text:style-name="Preformatted_20_Text">1925</text:p>
      <text:p text:style-name="Preformatted_20_Text">built</text:p>
      <text:p text:style-name="Preformatted_20_Text">shift</text:p>
      <text:p text:style-name="Preformatted_20_Text">1990</text:p>
      <text:p text:style-name="Preformatted_20_Text">stressed</text:p>
      <text:p text:style-name="Preformatted_20_Text"/>
      <text:p text:style-name="Preformatted_20_Text"/>
      <text:p text:style-name="Preformatted_20_Text"/>
      <text:p text:style-name="Preformatted_20_Text">For100</text:p>
      <text:p text:style-name="Preformatted_20_Text">100</text:p>
      <text:p text:style-name="Preformatted_20_Text">centimetres</text:p>
      <text:p text:style-name="Preformatted_20_Text">decimeter</text:p>
      <text:p text:style-name="Preformatted_20_Text">decimetres</text:p>
      <text:p text:style-name="Preformatted_20_Text">millimetres</text:p>
      <text:p text:style-name="Preformatted_20_Text">sq.</text:p>
      <text:p text:style-name="Preformatted_20_Text">ares</text:p>
      <text:p text:style-name="Preformatted_20_Text">decametre</text:p>
      <text:p text:style-name="Preformatted_20_Text">decametres</text:p>
      <text:p text:style-name="Preformatted_20_Text">centimetre</text:p>
      <text:p text:style-name="P5">hectometre</text:p>
      <text:p text:style-name="P18"/>
      <text:p text:style-name="P15"/>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2">1.2.4</text:p>
      <text:p text:style-name="P13">For SVD=200 and window size=5</text:p>
      <text:p text:style-name="P12">boy</text:p>
      <text:p text:style-name="Preformatted_20_Text">wood</text:p>
      <text:p text:style-name="Preformatted_20_Text">tenderly</text:p>
      <text:p text:style-name="Preformatted_20_Text">bonny</text:p>
      <text:p text:style-name="Preformatted_20_Text">kissed</text:p>
      <text:p text:style-name="Preformatted_20_Text">hang</text:p>
      <text:p text:style-name="Preformatted_20_Text">ower</text:p>
      <text:p text:style-name="Preformatted_20_Text">dear</text:p>
      <text:p text:style-name="Preformatted_20_Text">grandson</text:p>
      <text:p text:style-name="Preformatted_20_Text">corn</text:p>
      <text:p text:style-name="Preformatted_20_Text">sought</text:p>
      <text:p text:style-name="Preformatted_20_Text"/>
      <text:p text:style-name="Preformatted_20_Text"/>
      <text:p text:style-name="Preformatted_20_Text"/>
      <text:p text:style-name="Preformatted_20_Text">Forsunday</text:p>
      <text:p text:style-name="Preformatted_20_Text">sunday</text:p>
      <text:p text:style-name="Preformatted_20_Text">morning</text:p>
      <text:p text:style-name="Preformatted_20_Text">pentecost</text:p>
      <text:p text:style-name="Preformatted_20_Text">trinity</text:p>
      <text:p text:style-name="Preformatted_20_Text">readings</text:p>
      <text:p text:style-name="Preformatted_20_Text">4b-15</text:p>
      <text:p text:style-name="Preformatted_20_Text">warrick</text:p>
      <text:p text:style-name="Preformatted_20_Text">26-27</text:p>
      <text:p text:style-name="Preformatted_20_Text">22-27</text:p>
      <text:p text:style-name="Preformatted_20_Text">isaiah</text:p>
      <text:p text:style-name="Preformatted_20_Text">1-21</text:p>
      <text:p text:style-name="Preformatted_20_Text"/>
      <text:p text:style-name="Preformatted_20_Text"/>
      <text:p text:style-name="Preformatted_20_Text"/>
      <text:p text:style-name="Preformatted_20_Text">Foreat</text:p>
      <text:p text:style-name="Preformatted_20_Text">eat</text:p>
      <text:p text:style-name="Preformatted_20_Text">!</text:p>
      <text:p text:style-name="Preformatted_20_Text">saying</text:p>
      <text:p text:style-name="Preformatted_20_Text">did</text:p>
      <text:p text:style-name="Preformatted_20_Text">thing</text:p>
      <text:p text:style-name="Preformatted_20_Text">but</text:p>
      <text:p text:style-name="Preformatted_20_Text">fun</text:p>
      <text:p text:style-name="Preformatted_20_Text"><text:soft-page-break/>think</text:p>
      <text:p text:style-name="Preformatted_20_Text">just</text:p>
      <text:p text:style-name="Preformatted_20_Text">again</text:p>
      <text:p text:style-name="Preformatted_20_Text">good</text:p>
      <text:p text:style-name="Preformatted_20_Text"/>
      <text:p text:style-name="Preformatted_20_Text"/>
      <text:p text:style-name="Preformatted_20_Text"/>
      <text:p text:style-name="Preformatted_20_Text">Forgood</text:p>
      <text:p text:style-name="Preformatted_20_Text">good</text:p>
      <text:p text:style-name="Preformatted_20_Text">but</text:p>
      <text:p text:style-name="Preformatted_20_Text">it</text:p>
      <text:p text:style-name="Preformatted_20_Text">again</text:p>
      <text:p text:style-name="Preformatted_20_Text">!</text:p>
      <text:p text:style-name="Preformatted_20_Text">'ll</text:p>
      <text:p text:style-name="Preformatted_20_Text">yet</text:p>
      <text:p text:style-name="Preformatted_20_Text">a</text:p>
      <text:p text:style-name="Preformatted_20_Text">very</text:p>
      <text:p text:style-name="Preformatted_20_Text">they</text:p>
      <text:p text:style-name="Preformatted_20_Text">them</text:p>
      <text:p text:style-name="Preformatted_20_Text"/>
      <text:p text:style-name="Preformatted_20_Text"/>
      <text:p text:style-name="Preformatted_20_Text"/>
      <text:p text:style-name="Preformatted_20_Text">Forslowly</text:p>
      <text:p text:style-name="Preformatted_20_Text">slowly</text:p>
      <text:p text:style-name="Preformatted_20_Text">enough</text:p>
      <text:p text:style-name="Preformatted_20_Text">people</text:p>
      <text:p text:style-name="Preformatted_20_Text">not</text:p>
      <text:p text:style-name="Preformatted_20_Text">inherent</text:p>
      <text:p text:style-name="Preformatted_20_Text">take</text:p>
      <text:p text:style-name="Preformatted_20_Text">it</text:p>
      <text:p text:style-name="Preformatted_20_Text">fact</text:p>
      <text:p text:style-name="Preformatted_20_Text">broken</text:p>
      <text:p text:style-name="Preformatted_20_Text">so</text:p>
      <text:p text:style-name="Preformatted_20_Text">try</text:p>
      <text:p text:style-name="Preformatted_20_Text"/>
      <text:p text:style-name="Preformatted_20_Text"/>
      <text:p text:style-name="Preformatted_20_Text"/>
      <text:p text:style-name="Preformatted_20_Text">For100</text:p>
      <text:p text:style-name="Preformatted_20_Text">100</text:p>
      <text:p text:style-name="Preformatted_20_Text">=</text:p>
      <text:p text:style-name="Preformatted_20_Text">centimetre</text:p>
      <text:p text:style-name="Preformatted_20_Text">centimetres</text:p>
      <text:p text:style-name="Preformatted_20_Text">millimetres</text:p>
      <text:p text:style-name="Preformatted_20_Text">metric</text:p>
      <text:p text:style-name="Preformatted_20_Text">decimetres</text:p>
      <text:p text:style-name="Preformatted_20_Text">measurements</text:p>
      <text:p text:style-name="Preformatted_20_Text">decimeter</text:p>
      <text:p text:style-name="Preformatted_20_Text">decametre</text:p>
      <text:p text:style-name="P5">sq.</text:p>
      <text:p text:style-name="P12"/>
      <text:p text:style-name="P12"/>
      <text:p text:style-name="P13">For SVD=50 and window size=5</text:p>
      <text:p text:style-name="P12">boy</text:p>
      <text:p text:style-name="Preformatted_20_Text"><text:soft-page-break/>wood</text:p>
      <text:p text:style-name="Preformatted_20_Text">bonny</text:p>
      <text:p text:style-name="Preformatted_20_Text">tenderly</text:p>
      <text:p text:style-name="Preformatted_20_Text">corn</text:p>
      <text:p text:style-name="Preformatted_20_Text">kissed</text:p>
      <text:p text:style-name="Preformatted_20_Text">sought</text:p>
      <text:p text:style-name="Preformatted_20_Text">green</text:p>
      <text:p text:style-name="Preformatted_20_Text">hang</text:p>
      <text:p text:style-name="Preformatted_20_Text">ane</text:p>
      <text:p text:style-name="Preformatted_20_Text">painted</text:p>
      <text:p text:style-name="Preformatted_20_Text"/>
      <text:p text:style-name="Preformatted_20_Text"/>
      <text:p text:style-name="Preformatted_20_Text"/>
      <text:p text:style-name="Preformatted_20_Text">Forsunday</text:p>
      <text:p text:style-name="Preformatted_20_Text">sunday</text:p>
      <text:p text:style-name="Preformatted_20_Text">morning</text:p>
      <text:p text:style-name="Preformatted_20_Text">11th</text:p>
      <text:p text:style-name="Preformatted_20_Text">trinity</text:p>
      <text:p text:style-name="Preformatted_20_Text">1st</text:p>
      <text:p text:style-name="Preformatted_20_Text">readings</text:p>
      <text:p text:style-name="Preformatted_20_Text">pentecost</text:p>
      <text:p text:style-name="Preformatted_20_Text">10am</text:p>
      <text:p text:style-name="Preformatted_20_Text">june</text:p>
      <text:p text:style-name="Preformatted_20_Text">26-34</text:p>
      <text:p text:style-name="Preformatted_20_Text">revelation</text:p>
      <text:p text:style-name="Preformatted_20_Text"/>
      <text:p text:style-name="Preformatted_20_Text"/>
      <text:p text:style-name="Preformatted_20_Text"/>
      <text:p text:style-name="Preformatted_20_Text">Foreat</text:p>
      <text:p text:style-name="Preformatted_20_Text">eat</text:p>
      <text:p text:style-name="Preformatted_20_Text">!</text:p>
      <text:p text:style-name="Preformatted_20_Text">'ll</text:p>
      <text:p text:style-name="Preformatted_20_Text">just</text:p>
      <text:p text:style-name="Preformatted_20_Text">saying</text:p>
      <text:p text:style-name="Preformatted_20_Text">try</text:p>
      <text:p text:style-name="Preformatted_20_Text">pull</text:p>
      <text:p text:style-name="Preformatted_20_Text">fun</text:p>
      <text:p text:style-name="Preformatted_20_Text">'re</text:p>
      <text:p text:style-name="Preformatted_20_Text">lot</text:p>
      <text:p text:style-name="Preformatted_20_Text">stop</text:p>
      <text:p text:style-name="Preformatted_20_Text"/>
      <text:p text:style-name="Preformatted_20_Text"/>
      <text:p text:style-name="Preformatted_20_Text"/>
      <text:p text:style-name="Preformatted_20_Text">Forgood</text:p>
      <text:p text:style-name="Preformatted_20_Text">good</text:p>
      <text:p text:style-name="Preformatted_20_Text">very</text:p>
      <text:p text:style-name="Preformatted_20_Text">but</text:p>
      <text:p text:style-name="Preformatted_20_Text">way</text:p>
      <text:p text:style-name="Preformatted_20_Text">it</text:p>
      <text:p text:style-name="Preformatted_20_Text">getting</text:p>
      <text:p text:style-name="Preformatted_20_Text">them</text:p>
      <text:p text:style-name="Preformatted_20_Text">watching</text:p>
      <text:p text:style-name="Preformatted_20_Text">really</text:p>
      <text:p text:style-name="Preformatted_20_Text">then</text:p>
      <text:p text:style-name="Preformatted_20_Text">again</text:p>
      <text:p text:style-name="Preformatted_20_Text"/>
      <text:p text:style-name="Preformatted_20_Text"/>
      <text:p text:style-name="Preformatted_20_Text"/>
      <text:p text:style-name="Preformatted_20_Text">Forslowly</text:p>
      <text:p text:style-name="Preformatted_20_Text"><text:soft-page-break/>slowly</text:p>
      <text:p text:style-name="Preformatted_20_Text">shining</text:p>
      <text:p text:style-name="Preformatted_20_Text">atmosphere</text:p>
      <text:p text:style-name="Preformatted_20_Text">dilemma</text:p>
      <text:p text:style-name="Preformatted_20_Text">real</text:p>
      <text:p text:style-name="Preformatted_20_Text">idea</text:p>
      <text:p text:style-name="Preformatted_20_Text">stuck</text:p>
      <text:p text:style-name="Preformatted_20_Text">means</text:p>
      <text:p text:style-name="Preformatted_20_Text">cliffs</text:p>
      <text:p text:style-name="Preformatted_20_Text">fabulous</text:p>
      <text:p text:style-name="Preformatted_20_Text">recognize</text:p>
      <text:p text:style-name="Preformatted_20_Text"/>
      <text:p text:style-name="Preformatted_20_Text"/>
      <text:p text:style-name="Preformatted_20_Text"/>
      <text:p text:style-name="Preformatted_20_Text">For100</text:p>
      <text:p text:style-name="Preformatted_20_Text">100</text:p>
      <text:p text:style-name="Preformatted_20_Text">=</text:p>
      <text:p text:style-name="Preformatted_20_Text">1000</text:p>
      <text:p text:style-name="Preformatted_20_Text">measurements</text:p>
      <text:p text:style-name="Preformatted_20_Text">centimetres</text:p>
      <text:p text:style-name="Preformatted_20_Text">centimetre</text:p>
      <text:p text:style-name="Preformatted_20_Text">metric</text:p>
      <text:p text:style-name="Preformatted_20_Text">millimetres</text:p>
      <text:p text:style-name="Preformatted_20_Text">decimetres</text:p>
      <text:p text:style-name="Preformatted_20_Text">decimeter</text:p>
      <text:p text:style-name="Preformatted_20_Text">sq.</text:p>
      <text:p text:style-name="P5"/>
      <text:p text:style-name="P14">For SVD=10 and window-size=5</text:p>
      <text:p text:style-name="P14">boy</text:p>
      <text:p text:style-name="Preformatted_20_Text">gases</text:p>
      <text:p text:style-name="Preformatted_20_Text">birds</text:p>
      <text:p text:style-name="Preformatted_20_Text">studios</text:p>
      <text:p text:style-name="Preformatted_20_Text">bags</text:p>
      <text:p text:style-name="Preformatted_20_Text">forced</text:p>
      <text:p text:style-name="Preformatted_20_Text">fold</text:p>
      <text:p text:style-name="Preformatted_20_Text">susan</text:p>
      <text:p text:style-name="Preformatted_20_Text">ending</text:p>
      <text:p text:style-name="Preformatted_20_Text">miles</text:p>
      <text:p text:style-name="Preformatted_20_Text">elizabeth</text:p>
      <text:p text:style-name="Preformatted_20_Text"/>
      <text:p text:style-name="Preformatted_20_Text"/>
      <text:p text:style-name="Preformatted_20_Text"/>
      <text:p text:style-name="Preformatted_20_Text">Forsunday</text:p>
      <text:p text:style-name="Preformatted_20_Text">sunday</text:p>
      <text:p text:style-name="Preformatted_20_Text">1st</text:p>
      <text:p text:style-name="Preformatted_20_Text">morning</text:p>
      <text:p text:style-name="Preformatted_20_Text">autumn</text:p>
      <text:p text:style-name="Preformatted_20_Text">fieldwork</text:p>
      <text:p text:style-name="Preformatted_20_Text">11:12:52</text:p>
      <text:p text:style-name="Preformatted_20_Text">eugenic</text:p>
      <text:p text:style-name="Preformatted_20_Text">manville</text:p>
      <text:p text:style-name="Preformatted_20_Text">possess</text:p>
      <text:p text:style-name="Preformatted_20_Text">saturday</text:p>
      <text:p text:style-name="Preformatted_20_Text">seminar</text:p>
      <text:p text:style-name="Preformatted_20_Text"/>
      <text:p text:style-name="Preformatted_20_Text"><text:soft-page-break/></text:p>
      <text:p text:style-name="Preformatted_20_Text"/>
      <text:p text:style-name="Preformatted_20_Text">Foreat</text:p>
      <text:p text:style-name="Preformatted_20_Text">eat</text:p>
      <text:p text:style-name="Preformatted_20_Text">saying</text:p>
      <text:p text:style-name="Preformatted_20_Text">me</text:p>
      <text:p text:style-name="Preformatted_20_Text">'ve</text:p>
      <text:p text:style-name="Preformatted_20_Text">i</text:p>
      <text:p text:style-name="Preformatted_20_Text">'re</text:p>
      <text:p text:style-name="Preformatted_20_Text">worry</text:p>
      <text:p text:style-name="Preformatted_20_Text">think</text:p>
      <text:p text:style-name="Preformatted_20_Text">yeah</text:p>
      <text:p text:style-name="Preformatted_20_Text">'ll</text:p>
      <text:p text:style-name="Preformatted_20_Text">sit</text:p>
      <text:p text:style-name="Preformatted_20_Text"/>
      <text:p text:style-name="Preformatted_20_Text"/>
      <text:p text:style-name="Preformatted_20_Text"/>
      <text:p text:style-name="Preformatted_20_Text">Forgood</text:p>
      <text:p text:style-name="Preformatted_20_Text">good</text:p>
      <text:p text:style-name="Preformatted_20_Text">him</text:p>
      <text:p text:style-name="Preformatted_20_Text">fear</text:p>
      <text:p text:style-name="Preformatted_20_Text">though</text:p>
      <text:p text:style-name="Preformatted_20_Text">very</text:p>
      <text:p text:style-name="Preformatted_20_Text">went</text:p>
      <text:p text:style-name="Preformatted_20_Text">but</text:p>
      <text:p text:style-name="Preformatted_20_Text">he</text:p>
      <text:p text:style-name="Preformatted_20_Text">my</text:p>
      <text:p text:style-name="Preformatted_20_Text">god</text:p>
      <text:p text:style-name="Preformatted_20_Text">always</text:p>
      <text:p text:style-name="Preformatted_20_Text"/>
      <text:p text:style-name="Preformatted_20_Text"/>
      <text:p text:style-name="Preformatted_20_Text"/>
      <text:p text:style-name="Preformatted_20_Text">Forslowly</text:p>
      <text:p text:style-name="Preformatted_20_Text">slowly</text:p>
      <text:p text:style-name="Preformatted_20_Text">criticism</text:p>
      <text:p text:style-name="Preformatted_20_Text">individually</text:p>
      <text:p text:style-name="Preformatted_20_Text">by-pass</text:p>
      <text:p text:style-name="Preformatted_20_Text">difficulty</text:p>
      <text:p text:style-name="Preformatted_20_Text">saddam</text:p>
      <text:p text:style-name="Preformatted_20_Text">realize</text:p>
      <text:p text:style-name="Preformatted_20_Text">solve</text:p>
      <text:p text:style-name="Preformatted_20_Text">shipwreck</text:p>
      <text:p text:style-name="Preformatted_20_Text">understanding</text:p>
      <text:p text:style-name="Preformatted_20_Text">13.1</text:p>
      <text:p text:style-name="Preformatted_20_Text"/>
      <text:p text:style-name="Preformatted_20_Text"/>
      <text:p text:style-name="Preformatted_20_Text"/>
      <text:p text:style-name="Preformatted_20_Text">For100</text:p>
      <text:p text:style-name="Preformatted_20_Text">100</text:p>
      <text:p text:style-name="Preformatted_20_Text">scaffolding</text:p>
      <text:p text:style-name="Preformatted_20_Text">=</text:p>
      <text:p text:style-name="Preformatted_20_Text">85</text:p>
      <text:p text:style-name="Preformatted_20_Text">holyhead</text:p>
      <text:p text:style-name="Preformatted_20_Text">1682</text:p>
      <text:p text:style-name="Preformatted_20_Text">measurements</text:p>
      <text:p text:style-name="Preformatted_20_Text">p(x</text:p>
      <text:p text:style-name="Preformatted_20_Text">minnesota</text:p>
      <text:p text:style-name="Preformatted_20_Text">hibernia</text:p>
      <text:p text:style-name="P5">litre</text:p>
      <text:p text:style-name="P14"><text:soft-page-break/></text:p>
      <text:p text:style-name="P16">2)POS</text:p>
      <text:p text:style-name="P16">2.1 For SVD=100 and window-size=5 using Kmeans and clustering into 20 bins the sizes came out to be</text:p>
      <text:p text:style-name="P16">For <text:s/>0</text:p>
      <text:p text:style-name="Preformatted_20_Text">42714</text:p>
      <text:p text:style-name="Preformatted_20_Text">For <text:s/>1</text:p>
      <text:p text:style-name="Preformatted_20_Text">1</text:p>
      <text:p text:style-name="Preformatted_20_Text">For <text:s/>2</text:p>
      <text:p text:style-name="Preformatted_20_Text">1</text:p>
      <text:p text:style-name="Preformatted_20_Text">For <text:s/>3</text:p>
      <text:p text:style-name="Preformatted_20_Text">1</text:p>
      <text:p text:style-name="Preformatted_20_Text">For <text:s/>4</text:p>
      <text:p text:style-name="Preformatted_20_Text">2</text:p>
      <text:p text:style-name="Preformatted_20_Text">For <text:s/>5</text:p>
      <text:p text:style-name="Preformatted_20_Text">1</text:p>
      <text:p text:style-name="Preformatted_20_Text">For <text:s/>6</text:p>
      <text:p text:style-name="Preformatted_20_Text">3</text:p>
      <text:p text:style-name="Preformatted_20_Text">For <text:s/>7</text:p>
      <text:p text:style-name="Preformatted_20_Text">1</text:p>
      <text:p text:style-name="Preformatted_20_Text">For <text:s/>8</text:p>
      <text:p text:style-name="Preformatted_20_Text">2</text:p>
      <text:p text:style-name="Preformatted_20_Text">For <text:s/>9</text:p>
      <text:p text:style-name="Preformatted_20_Text">7</text:p>
      <text:p text:style-name="Preformatted_20_Text">For <text:s/>10</text:p>
      <text:p text:style-name="Preformatted_20_Text">2</text:p>
      <text:p text:style-name="Preformatted_20_Text">For <text:s/>11</text:p>
      <text:p text:style-name="Preformatted_20_Text">31</text:p>
      <text:p text:style-name="Preformatted_20_Text">For <text:s/>12</text:p>
      <text:p text:style-name="Preformatted_20_Text">1</text:p>
      <text:p text:style-name="Preformatted_20_Text">For <text:s/>13</text:p>
      <text:p text:style-name="Preformatted_20_Text">2</text:p>
      <text:p text:style-name="Preformatted_20_Text">For <text:s/>14</text:p>
      <text:p text:style-name="Preformatted_20_Text">15</text:p>
      <text:p text:style-name="Preformatted_20_Text">For <text:s/>15</text:p>
      <text:p text:style-name="Preformatted_20_Text">1</text:p>
      <text:p text:style-name="Preformatted_20_Text">For <text:s/>16</text:p>
      <text:p text:style-name="Preformatted_20_Text">8</text:p>
      <text:p text:style-name="Preformatted_20_Text">For <text:s/>17</text:p>
      <text:p text:style-name="Preformatted_20_Text">29</text:p>
      <text:p text:style-name="Preformatted_20_Text">For <text:s/>18</text:p>
      <text:p text:style-name="Preformatted_20_Text">299</text:p>
      <text:p text:style-name="Preformatted_20_Text">For <text:s/>19</text:p>
      <text:p text:style-name="P5">3</text:p>
      <text:p text:style-name="P16"/>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14:10:13.992960199</meta:creation-date>
    <dc:date>2017-11-15T16:50:13.702382965</dc:date>
    <meta:editing-duration>PT18M5S</meta:editing-duration>
    <meta:editing-cycles>2</meta:editing-cycles>
    <meta:generator>LibreOffice/5.1.6.2$Linux_X86_64 LibreOffice_project/10m0$Build-2</meta:generator>
    <meta:document-statistic meta:table-count="0" meta:image-count="0" meta:object-count="0" meta:page-count="18" meta:paragraph-count="714" meta:word-count="978" meta:character-count="5213" meta:non-whitespace-character-count="4926"/>
  </office:meta>
</office:document-meta>
</file>